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0a9978" officeooo:paragraph-rsid="000a9978" style:font-weight-asian="normal" style:font-weight-complex="normal"/>
    </style:style>
    <style:style style:name="P2" style:family="paragraph" style:parent-style-name="Standard">
      <style:paragraph-properties fo:text-align="start" style:justify-single-word="false"/>
      <style:text-properties fo:font-weight="normal" officeooo:rsid="000ab2d0" officeooo:paragraph-rsid="000ab2d0" style:font-weight-asian="normal" style:font-weight-complex="normal"/>
    </style:style>
    <style:style style:name="P3" style:family="paragraph" style:parent-style-name="Standard">
      <style:paragraph-properties fo:text-align="start" style:justify-single-word="false"/>
      <style:text-properties fo:font-weight="normal" officeooo:rsid="000b25cb" officeooo:paragraph-rsid="000b25cb" style:font-weight-asian="normal" style:font-weight-complex="normal"/>
    </style:style>
    <style:style style:name="P4" style:family="paragraph" style:parent-style-name="Standard">
      <style:paragraph-properties fo:text-align="center" style:justify-single-word="false"/>
      <style:text-properties officeooo:rsid="0009e486" officeooo:paragraph-rsid="0009e486"/>
    </style:style>
    <style:style style:name="P5" style:family="paragraph" style:parent-style-name="Standard">
      <style:paragraph-properties fo:text-align="start" style:justify-single-word="false"/>
      <style:text-properties fo:font-weight="bold" officeooo:rsid="0009e486" officeooo:paragraph-rsid="0009e486" style:font-weight-asian="bold" style:font-weight-complex="bold"/>
    </style:style>
    <style:style style:name="P6" style:family="paragraph" style:parent-style-name="Standard">
      <style:paragraph-properties fo:text-align="start" style:justify-single-word="false"/>
      <style:text-properties fo:font-weight="bold" officeooo:rsid="000a9978" officeooo:paragraph-rsid="000a9978" style:font-weight-asian="bold" style:font-weight-complex="bold"/>
    </style:style>
    <style:style style:name="P7" style:family="paragraph" style:parent-style-name="Standard">
      <style:paragraph-properties fo:text-align="start" style:justify-single-word="false"/>
      <style:text-properties fo:font-weight="bold" officeooo:rsid="000ab2d0" officeooo:paragraph-rsid="000ab2d0" style:font-weight-asian="bold" style:font-weight-complex="bold"/>
    </style:style>
    <style:style style:name="P8" style:family="paragraph" style:parent-style-name="Standard">
      <style:paragraph-properties fo:text-align="start" style:justify-single-word="false"/>
      <style:text-properties fo:font-weight="bold" officeooo:rsid="000b25cb" officeooo:paragraph-rsid="000b25c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etings Protocol #7</text:p>
      <text:p text:style-name="P4"/>
      <text:p text:style-name="P5">Overzicht</text:p>
      <text:p text:style-name="P6"/>
      <text:p text:style-name="P1">De afgelopen week hebben we nog wat taken verdeelt. Er werd nog verder gewerkt aan de GitHub site, er werd gewerkt aan het technisch rapport, de regressie was verder afgemaakt en de verhaallijn werd in elkaar gezet, dus welke grafieken interessant zijn voor op de website.</text:p>
      <text:p text:style-name="P1"/>
      <text:p text:style-name="P7">Problemen</text:p>
      <text:p text:style-name="P7"/>
      <text:p text:style-name="P2">We hebben niet echt problemen ondervonden, alleen tijdens het maken van de verhaallijn hadden we als onderwerp klimaatveranderingen. Echter zie je alleen dat de temperatuur stijgt over een lange periode. Dit was niet genoeg data om te laten zien, aangezien we veel meer verbanden konden leggen dan alleen de temperatuur.</text:p>
      <text:p text:style-name="P2"/>
      <text:p text:style-name="P8">Verloop</text:p>
      <text:p text:style-name="P8"/>
      <text:p text:style-name="P3">De laatste week zullen we verder werken aan de GitHub website en de de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10:08:53.232189185</meta:creation-date>
    <dc:date>2018-06-26T10:16:08.086255292</dc:date>
    <meta:editing-duration>PT7M12S</meta:editing-duration>
    <meta:editing-cycles>5</meta:editing-cycles>
    <meta:generator>LibreOffice/5.1.6.2$Linux_X86_64 LibreOffice_project/10m0$Build-2</meta:generator>
    <meta:document-statistic meta:table-count="0" meta:image-count="0" meta:object-count="0" meta:page-count="1" meta:paragraph-count="7" meta:word-count="116" meta:character-count="710" meta:non-whitespace-character-count="601"/>
  </office:meta>
</office:document-meta>
</file>